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2E00000C57EA1461824758DE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  <style:style style:name="gr2" style:family="graphic" style:parent-style-name="standard">
      <style:graphic-properties draw:stroke="none" draw:fill="none" draw:textarea-vertical-align="top" fo:min-height="0cm" fo:min-width="2.54cm" fo:padding-top="0.141cm" fo:padding-bottom="0.141cm" fo:padding-left="0.141cm" fo:padding-right="0.141cm"/>
    </style:style>
    <style:style style:name="gr3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4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frame draw:style-name="gr1" draw:layer="layout" svg:width="9.011cm" svg:height="17.986cm" svg:x="0.009cm" svg:y="2.09cm">
            <draw:image xlink:href="Pictures/100000010000062E00000C57EA1461824758DE32.png" xlink:type="simple" xlink:show="embed" xlink:actuate="onLoad" draw:mime-type="image/png">
              <text:p/>
            </draw:image>
          </draw:frame>
          <draw:frame draw:style-name="gr2" draw:text-style-name="P1" draw:layer="layout" svg:width="9.011cm" svg:height="1.219cm" svg:x="0.009cm" svg:y="20.076cm">
            <draw:text-box>
              <text:p/>
            </draw:text-box>
          </draw:frame>
        </draw:g>
        <draw:g>
          <draw:polygon draw:style-name="gr3" draw:text-style-name="P1" draw:layer="layout" svg:width="5.715cm" svg:height="0.953cm" svg:x="12.744cm" svg:y="3.819cm" svg:viewBox="0 0 5716 954" draw:points="0,954 5716,954 5716,0 0,0">
            <text:p/>
          </draw:polygon>
          <draw:frame draw:style-name="gr4" draw:text-style-name="P1" draw:layer="layout" svg:width="5.715cm" svg:height="0.953cm" svg:x="12.744cm" svg:y="3.819cm">
            <draw:text-box>
              <text:p text:style-name="P2"><text:span text:style-name="T1">PARAM_TIP_AMOUNTS</text:span></text:p>
            </draw:text-box>
          </draw:frame>
        </draw:g>
        <draw:g>
          <draw:polygon draw:style-name="gr3" draw:text-style-name="P1" draw:layer="layout" svg:width="5.715cm" svg:height="0.953cm" svg:x="12.744cm" svg:y="15.249cm" svg:viewBox="0 0 5716 954" draw:points="0,954 5716,954 5716,0 0,0">
            <text:p/>
          </draw:polygon>
          <draw:frame draw:style-name="gr4" draw:text-style-name="P1" draw:layer="layout" svg:width="5.715cm" svg:height="0.953cm" svg:x="12.744cm" svg:y="15.249cm">
            <draw:text-box>
              <text:p text:style-name="P2"><text:span text:style-name="T1">PARAM_CURRENCY</text:span></text:p>
            </draw:text-box>
          </draw:frame>
        </draw:g>
        <draw:g>
          <draw:polygon draw:style-name="gr3" draw:text-style-name="P1" draw:layer="layout" svg:width="5.715cm" svg:height="0.953cm" svg:x="12.744cm" svg:y="5.724cm" svg:viewBox="0 0 5716 954" draw:points="0,954 5716,954 5716,0 0,0">
            <text:p/>
          </draw:polygon>
          <draw:frame draw:style-name="gr4" draw:text-style-name="P1" draw:layer="layout" svg:width="5.715cm" svg:height="0.953cm" svg:x="12.744cm" svg:y="5.724cm">
            <draw:text-box>
              <text:p text:style-name="P2"><text:span text:style-name="T1">PARAM_BASE_AMOUNT</text:span></text:p>
            </draw:text-box>
          </draw:frame>
        </draw:g>
        <draw:g>
          <draw:polygon draw:style-name="gr3" draw:text-style-name="P1" draw:layer="layout" svg:width="5.715cm" svg:height="0.953cm" svg:x="12.744cm" svg:y="7.629cm" svg:viewBox="0 0 5716 954" draw:points="0,954 5716,954 5716,0 0,0">
            <text:p/>
          </draw:polygon>
          <draw:frame draw:style-name="gr4" draw:text-style-name="P1" draw:layer="layout" svg:width="5.715cm" svg:height="0.953cm" svg:x="12.744cm" svg:y="7.629cm">
            <draw:text-box>
              <text:p text:style-name="P2"><text:span text:style-name="T1">PARAM_TIP_NAME</text:span></text:p>
            </draw:text-box>
          </draw:frame>
        </draw:g>
        <draw:g>
          <draw:polygon draw:style-name="gr3" draw:text-style-name="P1" draw:layer="layout" svg:width="5.715cm" svg:height="0.953cm" svg:x="12.744cm" svg:y="9.534cm" svg:viewBox="0 0 5716 954" draw:points="0,954 5716,954 5716,0 0,0">
            <text:p/>
          </draw:polygon>
          <draw:frame draw:style-name="gr4" draw:text-style-name="P1" draw:layer="layout" svg:width="5.715cm" svg:height="0.953cm" svg:x="12.744cm" svg:y="9.534cm">
            <draw:text-box>
              <text:p text:style-name="P2"><text:span text:style-name="T1">PARAM_TIP_UNIT</text:span></text:p>
            </draw:text-box>
          </draw:frame>
        </draw:g>
        <draw:g>
          <draw:polygon draw:style-name="gr3" draw:text-style-name="P1" draw:layer="layout" svg:width="5.715cm" svg:height="0.953cm" svg:x="12.744cm" svg:y="11.439cm" svg:viewBox="0 0 5716 954" draw:points="0,954 5716,954 5716,0 0,0">
            <text:p/>
          </draw:polygon>
          <draw:frame draw:style-name="gr4" draw:text-style-name="P1" draw:layer="layout" svg:width="5.715cm" svg:height="0.953cm" svg:x="12.744cm" svg:y="11.439cm">
            <draw:text-box>
              <text:p text:style-name="P2"><text:span text:style-name="T1">PARAM_TIP_OPTIONS</text:span></text:p>
            </draw:text-box>
          </draw:frame>
        </draw:g>
        <draw:g>
          <draw:polygon draw:style-name="gr3" draw:text-style-name="P1" draw:layer="layout" svg:width="5.715cm" svg:height="0.953cm" svg:x="12.744cm" svg:y="13.344cm" svg:viewBox="0 0 5716 954" draw:points="0,954 5716,954 5716,0 0,0">
            <text:p/>
          </draw:polygon>
          <draw:frame draw:style-name="gr4" draw:text-style-name="P1" draw:layer="layout" svg:width="5.715cm" svg:height="1.473cm" svg:x="12.744cm" svg:y="13.084cm">
            <draw:text-box>
              <text:p text:style-name="P2"><text:span text:style-name="T1">PARAM_TIP_RATE_OPTIONS</text:span></text:p>
            </draw:text-box>
          </draw:frame>
        </draw:g>
        <draw:g>
          <draw:polygon draw:style-name="gr3" draw:text-style-name="P1" draw:layer="layout" svg:width="7.62cm" svg:height="0.953cm" svg:x="10.839cm" svg:y="19.059cm" svg:viewBox="0 0 7621 954" draw:points="0,954 7621,954 7621,0 0,0">
            <text:p/>
          </draw:polygon>
          <draw:frame draw:style-name="gr4" draw:text-style-name="P1" draw:layer="layout" svg:width="7.62cm" svg:height="1.473cm" svg:x="10.839cm" svg:y="18.799cm">
            <draw:text-box>
              <text:p text:style-name="P2"><text:span text:style-name="T1">PARAM_ENABLE_NO_TIP_SELECTION</text:span></text:p>
            </draw:text-box>
          </draw:frame>
        </draw:g>
        <draw:g>
          <draw:polygon draw:style-name="gr3" draw:text-style-name="P1" draw:layer="layout" svg:width="5.715cm" svg:height="0.953cm" svg:x="12.744cm" svg:y="0.009cm" svg:viewBox="0 0 5716 954" draw:points="0,954 5716,954 5716,0 0,0">
            <text:p/>
          </draw:polygon>
          <draw:frame draw:style-name="gr4" draw:text-style-name="P1" draw:layer="layout" svg:width="5.715cm" svg:height="0.953cm" svg:x="12.744cm" svg:y="0.009cm">
            <draw:text-box>
              <text:p text:style-name="P2"><text:span text:style-name="T1">PARAM_TRANS_TYPE</text:span></text:p>
            </draw:text-box>
          </draw:frame>
        </draw:g>
        <draw:g>
          <draw:polygon draw:style-name="gr3" draw:text-style-name="P1" draw:layer="layout" svg:width="5.715cm" svg:height="0.953cm" svg:x="12.744cm" svg:y="1.914cm" svg:viewBox="0 0 5716 954" draw:points="0,954 5716,954 5716,0 0,0">
            <text:p/>
          </draw:polygon>
          <draw:frame draw:style-name="gr4" draw:text-style-name="P1" draw:layer="layout" svg:width="5.715cm" svg:height="0.953cm" svg:x="12.744cm" svg:y="1.914cm">
            <draw:text-box>
              <text:p text:style-name="P2"><text:span text:style-name="T1">PARAM_TIP_NAMES</text:span></text:p>
            </draw:text-box>
          </draw:frame>
        </draw:g>
        <draw:g>
          <draw:polygon draw:style-name="gr3" draw:text-style-name="P1" draw:layer="layout" svg:width="5.715cm" svg:height="0.953cm" svg:x="12.744cm" svg:y="17.154cm" svg:viewBox="0 0 5716 954" draw:points="0,954 5716,954 5716,0 0,0">
            <text:p/>
          </draw:polygon>
          <draw:frame draw:style-name="gr4" draw:text-style-name="P1" draw:layer="layout" svg:width="5.715cm" svg:height="0.953cm" svg:x="12.744cm" svg:y="17.154cm">
            <draw:text-box>
              <text:p text:style-name="P2"><text:span text:style-name="T1">PARAM_VALUE_PATTERN</text:span></text:p>
            </draw:text-box>
          </draw:frame>
        </draw:g>
        <draw:line draw:style-name="gr5" draw:text-style-name="P1" draw:layer="layout" svg:x1="12.745cm" svg:y1="0.485cm" svg:x2="2.549cm" svg:y2="3.679cm">
          <text:p/>
        </draw:line>
        <draw:line draw:style-name="gr5" draw:text-style-name="P1" draw:layer="layout" svg:x1="12.745cm" svg:y1="2.39cm" svg:x2="6.994cm" svg:y2="4.949cm">
          <text:p/>
        </draw:line>
        <draw:line draw:style-name="gr5" draw:text-style-name="P1" draw:layer="layout" svg:x1="12.745cm" svg:y1="4.295cm" svg:x2="7.311cm" svg:y2="5.584cm">
          <text:p/>
        </draw:line>
        <draw:line draw:style-name="gr5" draw:text-style-name="P1" draw:layer="layout" svg:x1="12.745cm" svg:y1="6.201cm" svg:x2="2.549cm" svg:y2="5.583cm">
          <text:p/>
        </draw:line>
        <draw:line draw:style-name="gr5" draw:text-style-name="P1" draw:layer="layout" svg:x1="12.745cm" svg:y1="8.106cm" svg:x2="6.041cm" svg:y2="7.17cm">
          <text:p/>
        </draw:line>
        <draw:polyline draw:style-name="gr5" draw:text-style-name="P1" draw:layer="layout" svg:width="6.703cm" svg:height="3.475cm" svg:x="6.041cm" svg:y="8.44cm" svg:viewBox="0 0 6704 3476" draw:points="6704,3476 2223,953 0,0">
          <text:p/>
        </draw:polyline>
        <draw:polyline draw:style-name="gr5" draw:text-style-name="P1" draw:layer="layout" svg:width="5.715cm" svg:height="1.905cm" svg:x="2.549cm" svg:y="8.44cm" svg:viewBox="0 0 5716 1906" draw:points="0,0 5716,952 3176,1906">
          <text:p/>
        </draw:polyline>
        <draw:line draw:style-name="gr5" draw:text-style-name="P1" draw:layer="layout" svg:x1="8.265cm" svg:y1="9.393cm" svg:x2="2.549cm" svg:y2="10.029cm">
          <text:p/>
        </draw:line>
        <draw:polyline draw:style-name="gr5" draw:text-style-name="P1" draw:layer="layout" svg:width="5.75cm" svg:height="3.475cm" svg:x="6.994cm" svg:y="10.345cm" svg:viewBox="0 0 5751 3476" draw:points="5751,3476 1270,1906 0,0">
          <text:p/>
        </draw:polyline>
        <draw:line draw:style-name="gr5" draw:text-style-name="P1" draw:layer="layout" svg:x1="8.265cm" svg:y1="12.251cm" svg:x2="3.501cm" svg:y2="10.345cm">
          <text:p/>
        </draw:line>
        <draw:line draw:style-name="gr5" draw:text-style-name="P1" draw:layer="layout" svg:x1="12.745cm" svg:y1="15.726cm" svg:x2="3.819cm" svg:y2="12.25cm">
          <text:p/>
        </draw:line>
        <draw:line draw:style-name="gr5" draw:text-style-name="P1" draw:layer="layout" svg:x1="12.745cm" svg:y1="17.631cm" svg:x2="5.724cm" svg:y2="11.933cm">
          <text:p/>
        </draw:line>
        <draw:line draw:style-name="gr5" draw:text-style-name="P1" draw:layer="layout" svg:x1="10.84cm" svg:y1="19.536cm" svg:x2="3.819cm" svg:y2="14.15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468cm" fo:page-height="20.7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creator>Dhrubo Paul</dc:creator>
    <dc:date>2023-01-27T22:45:26Z</dc:date>
    <dc:language>en-US</dc:language>
    <meta:creation-date>2023-01-27T22:42:22Z</meta:creation-date>
    <meta:initial-creator>Dhrubo Paul</meta:initial-creator>
    <meta:generator>LibreOffice/7.3.7.2$Linux_X86_64 LibreOffice_project/30$Build-2</meta:generator>
    <meta:document-statistic meta:object-count="49"/>
  </office:meta>
</office:document-meta>
</file>